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6faa8" officeooo:paragraph-rsid="0006faa8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06faa8" officeooo:paragraph-rsid="0006faa8"/>
    </style:style>
    <style:style style:name="P3" style:family="paragraph" style:parent-style-name="Standard">
      <loext:graphic-properties draw:fill="solid" draw:fill-color="#000000" draw:opacity="100%"/>
      <style:paragraph-properties fo:text-align="justify" style:justify-single-word="false" fo:background-color="#000000"/>
      <style:text-properties fo:color="#ffffff" loext:opacity="100%" fo:font-size="14pt" fo:font-weight="bold" officeooo:rsid="0006faa8" officeooo:paragraph-rsid="0006faa8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084c72" officeooo:paragraph-rsid="00084c72"/>
    </style:style>
    <style:style style:name="T1" style:family="text">
      <style:text-properties officeooo:rsid="0006faa8"/>
    </style:style>
    <style:style style:name="T2" style:family="text">
      <style:text-properties officeooo:rsid="00084c7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al Project: Step by Step</text:p>
      <text:p text:style-name="P1"/>
      <text:list xml:id="list4233759567" text:style-name="L1">
        <text:list-item>
          <text:p text:style-name="P2">Copy React_Base and changed folder name;</text:p>
        </text:list-item>
        <text:list-item>
          <text:p text:style-name="P2">Created necessary pages, in Pages Folder;</text:p>
        </text:list-item>
        <text:list-item>
          <text:p text:style-name="P2">Changed the Route<text:span text:style-name="T2">s</text:span>;</text:p>
        </text:list-item>
        <text:list-item>
          <text:p text:style-name="P4">Updates Screens;</text:p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28T11:27:22.094000000</meta:creation-date>
    <meta:generator>LibreOffice/7.0.4.2$Windows_X86_64 LibreOffice_project/dcf040e67528d9187c66b2379df5ea4407429775</meta:generator>
    <dc:date>2025-10-28T11:53:46.574000000</dc:date>
    <meta:editing-duration>PT26M26S</meta:editing-duration>
    <meta:editing-cycles>3</meta:editing-cycles>
    <meta:document-statistic meta:table-count="0" meta:image-count="0" meta:object-count="0" meta:page-count="1" meta:paragraph-count="5" meta:word-count="26" meta:character-count="150" meta:non-whitespace-character-count="133"/>
  </office:meta>
</office:document-meta>
</file>